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587*"/>
    </style:style>
    <style:style style:name="Table2.B" style:family="table-column">
      <style:table-column-properties style:column-width="1.785cm" style:rel-column-width="1012*"/>
    </style:style>
    <style:style style:name="Table2.C" style:family="table-column">
      <style:table-column-properties style:column-width="6.645cm" style:rel-column-width="3767*"/>
    </style:style>
    <style:style style:name="Table2.D" style:family="table-column">
      <style:table-column-properties style:column-width="5.771cm" style:rel-column-width="327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line-through-style="soli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 style:list-style-name="L1"/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340_936813343" text:style-name="Index_20_Link" text:visited-style-name="Index_20_Link">Change history<text:tab/>1</text:a></text:p>
          <text:p text:style-name="P6"><text:a xlink:type="simple" xlink:href="#__RefHeading__342_936813343" text:style-name="Index_20_Link" text:visited-style-name="Index_20_Link">Table of contents<text:tab/>1</text:a></text:p>
          <text:p text:style-name="P6"><text:a xlink:type="simple" xlink:href="#__RefHeading__344_936813343" text:style-name="Index_20_Link" text:visited-style-name="Index_20_Link">Syntax<text:tab/>1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che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Perform checks on the repository. By default syntax and cyclical dependencies are always checked, see below for more inform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roken-deps</text:p>
            <text:p text:style-name="Table_20_Contents"/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Check all repository dependencies and links and output statu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reqs</text:p>
          </table:table-cell>
          <table:table-cell table:style-name="Table1.A2" office:value-type="string">
            <text:p text:style-name="Table_20_Contents">none</text:p>
          </table:table-cell>
          <table:table-cell table:style-name="Table1.D2" office:value-type="string">
            <text:p text:style-name="Table_20_Contents">List all designs, use cases and test cases that are missing requiremen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design</text:p>
          </table:table-cell>
          <table:table-cell table:style-name="Table1.A2" office:value-type="string">
            <text:p text:style-name="Table_20_Contents">Package name (optional)</text:p>
          </table:table-cell>
          <table:table-cell table:style-name="Table1.D2" office:value-type="string">
            <text:p text:style-name="Table_20_Contents">List all requirements that are missing design documents, if package supplied only list for said packag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tests</text:p>
          </table:table-cell>
          <table:table-cell table:style-name="Table1.A2" office:value-type="string">
            <text:p text:style-name="Table_20_Contents">Package name (optional)</text:p>
          </table:table-cell>
          <table:table-cell table:style-name="Table1.D2" office:value-type="string">
            <text:p text:style-name="Table_20_Contents">List all requirements that are missing test cases, if package supplied only list for said packag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o-usecase</text:p>
          </table:table-cell>
          <table:table-cell table:style-name="Table1.A2" office:value-type="string">
            <text:p text:style-name="Table_20_Contents">Package name <text:soft-page-break/>(optional)</text:p>
          </table:table-cell>
          <table:table-cell table:style-name="Table1.D2" office:value-type="string">
            <text:p text:style-name="Table_20_Contents">List all requirements that are missing use <text:soft-page-break/>cases, if package supplied only list for said package</text:p>
          </table:table-cell>
        </table:table-row>
        <table:table-row>
          <table:table-cell table:style-name="Table1.A2" office:value-type="string">
            <text:p text:style-name="P5">search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Comparison operators are equals (-eq or --equals) and not equals (-ne or –not-equals). The value may contain wildcards (*).</text:p>
          </table:table-cell>
          <table:table-cell table:style-name="Table1.D2" office:value-type="string">
            <text:p text:style-name="P5">Search repository, key-value matches can be combined using –and or -a, e.g.</text:p>
            <text:p text:style-name="P5">'status' -eq 'rejected' -a 'assigned to' -ne 'mr_pink'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ny field name</text:p>
          </table:table-cell>
          <table:table-cell table:style-name="Table1.A2" office:value-type="string">
            <text:p text:style-name="P5">&lt;operator&gt; &lt;value&gt;</text:p>
          </table:table-cell>
          <table:table-cell table:style-name="Table1.D2" office:value-type="string">
            <text:p text:style-name="P5">Note that default field values that are not explicitly stated in the repository are also searchable. E.g. status has a default value assigned if not defined in repository, regular search tools will not be able to find this, but the search mode can.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vert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onvert a package to a requirement or a requirement to a package. If the package contains sub requirements and/or packages the operation will fail.</text:p>
          </table:table-cell>
        </table:table-row>
        <table:table-row>
          <table:table-cell table:style-name="Table1.A2" office:value-type="string">
            <text:p text:style-name="Table_20_Contents">setu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ew repository directory&gt;</text:p>
          </table:table-cell>
          <table:table-cell table:style-name="Table1.D2" office:value-type="string">
            <text:p text:style-name="Table_20_Contents">Create new repository.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</table:table>
      <text:h text:style-name="Heading_20_1" text:outline-level="1">Repository checks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<text:soft-page-break/>syntactically correct, exit on any errors. Applies to the following files:</text:p>
            <text:list xml:id="list30615483" text:style-name="L1">
              <text:list-item>
                <text:p text:style-name="P7">All requirement files (.req) in <text:span text:style-name="T1">requirements</text:span> directory</text:p>
              </text:list-item>
              <text:list-item>
                <text:p text:style-name="P7">All package files (attribute.pkg) in <text:span text:style-name="T1">requirements</text:span> directory</text:p>
              </text:list-item>
              <text:list-item>
                <text:p text:style-name="P7">All user files (.usr) in <text:span text:style-name="T1">users</text:span><text:span text:style-name="T2"> directory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03T11:00:15.03</dc:date>
    <meta:editing-duration>P0D</meta:editing-duration>
    <meta:editing-cycles>6</meta:editing-cycles>
    <meta:document-statistic meta:table-count="3" meta:image-count="0" meta:object-count="0" meta:page-count="3" meta:paragraph-count="97" meta:word-count="523" meta:character-count="3213" meta:non-whitespace-character-count="2840"/>
  </office:meta>
</office:document-meta>
</file>